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_31_-2-9" style:display-name="1-2-9" style:family="table">
      <style:table-properties style:width="17cm" table:align="margins"/>
    </style:style>
    <style:style style:name="_31_-2-9.A" style:display-name="1-2-9.A" style:family="table-column">
      <style:table-column-properties style:column-width="1.699cm" style:rel-column-width="6548*"/>
    </style:style>
    <style:style style:name="_31_-2-9.B" style:display-name="1-2-9.B" style:family="table-column">
      <style:table-column-properties style:column-width="1.7cm" style:rel-column-width="6554*"/>
    </style:style>
    <style:style style:name="_31_-2-9.J" style:display-name="1-2-9.J" style:family="table-column">
      <style:table-column-properties style:column-width="1.702cm" style:rel-column-width="6561*"/>
    </style:style>
    <style:style style:name="_31_-2-9.A1" style:display-name="1-2-9.A1" style:family="table-cell">
      <style:table-cell-properties style:writing-mode="page"/>
    </style:style>
    <style:style style:name="_31_-2-10" style:display-name="1-2-10" style:family="table">
      <style:table-properties style:width="17.013cm" fo:margin-left="0cm" table:align="left" fo:background-color="transparent">
        <style:background-image/>
      </style:table-properties>
    </style:style>
    <style:style style:name="_31_-2-10.A" style:display-name="1-2-10.A" style:family="table-column">
      <style:table-column-properties style:column-width="1.545cm"/>
    </style:style>
    <style:style style:name="_31_-2-10.C" style:display-name="1-2-10.C" style:family="table-column">
      <style:table-column-properties style:column-width="2.318cm"/>
    </style:style>
    <style:style style:name="_31_-2-10.D" style:display-name="1-2-10.D" style:family="table-column">
      <style:table-column-properties style:column-width="1.789cm"/>
    </style:style>
    <style:style style:name="_31_-2-10.E" style:display-name="1-2-10.E" style:family="table-column">
      <style:table-column-properties style:column-width="2.076cm"/>
    </style:style>
    <style:style style:name="_31_-2-10.J" style:display-name="1-2-10.J" style:family="table-column">
      <style:table-column-properties style:column-width="1.559cm"/>
    </style:style>
    <style:style style:name="_31_-2-10.1" style:display-name="1-2-10.1" style:family="table-row">
      <style:table-row-properties fo:background-color="transparent">
        <style:background-image/>
      </style:table-row-properties>
    </style:style>
    <style:style style:name="_31_-2-10.A1" style:display-name="1-2-10.A1" style:family="table-cell">
      <style:table-cell-properties style:writing-mode="page"/>
    </style:style>
    <style:style style:name="_31_-2-10.E1" style:display-name="1-2-10.E1" style:family="table-cell">
      <style:table-cell-properties fo:background-color="#ffff00" fo:padding="0cm" fo:border="none" style:writing-mode="page">
        <style:background-image/>
      </style:table-cell-properties>
    </style:style>
    <style:style style:name="_31_-2-10.F1" style:display-name="1-2-10.F1" style:family="table-cell">
      <style:table-cell-properties fo:background-color="#ffff00" style:writing-mode="page">
        <style:background-image/>
      </style:table-cell-properties>
    </style:style>
    <style:style style:name="_31_-2-10.I1" style:display-name="1-2-10.I1" style:family="table-cell">
      <style:table-cell-properties fo:background-color="#ffff00" style:writing-mode="page">
        <style:background-image/>
      </style:table-cell-properties>
    </style:style>
    <style:style style:name="_31_-2-10.F2" style:display-name="1-2-10.F2" style:family="table-cell">
      <style:table-cell-properties fo:background-color="#ffff00" style:writing-mode="page">
        <style:background-image/>
      </style:table-cell-properties>
    </style:style>
    <style:style style:name="_31_-2-10.I2" style:display-name="1-2-10.I2" style:family="table-cell">
      <style:table-cell-properties fo:background-color="#ffff00" style:writing-mode="page">
        <style:background-image/>
      </style:table-cell-properties>
    </style:style>
    <style:style style:name="_31_-2-10.F3" style:display-name="1-2-10.F3" style:family="table-cell">
      <style:table-cell-properties fo:background-color="#ffff00" style:writing-mode="page">
        <style:background-image/>
      </style:table-cell-properties>
    </style:style>
    <style:style style:name="_31_-2-10.I3" style:display-name="1-2-10.I3" style:family="table-cell">
      <style:table-cell-properties fo:background-color="#ffff00" style:writing-mode="page">
        <style:background-image/>
      </style:table-cell-properties>
    </style:style>
    <style:style style:name="_31_-2-10.F4" style:display-name="1-2-10.F4" style:family="table-cell">
      <style:table-cell-properties fo:background-color="#ffff00" style:writing-mode="page">
        <style:background-image/>
      </style:table-cell-properties>
    </style:style>
    <style:style style:name="_31_-2-10.I4" style:display-name="1-2-10.I4" style:family="table-cell">
      <style:table-cell-properties fo:background-color="#ffff00" style:writing-mode="page">
        <style:background-image/>
      </style:table-cell-properties>
    </style:style>
    <style:style style:name="_31_-2-10.F5" style:display-name="1-2-10.F5" style:family="table-cell">
      <style:table-cell-properties fo:background-color="#ffff00" style:writing-mode="page">
        <style:background-image/>
      </style:table-cell-properties>
    </style:style>
    <style:style style:name="_31_-2-10.I5" style:display-name="1-2-10.I5" style:family="table-cell">
      <style:table-cell-properties fo:background-color="#ffff00" style:writing-mode="page">
        <style:background-image/>
      </style:table-cell-properties>
    </style:style>
    <style:style style:name="_31_-2-10.F6" style:display-name="1-2-10.F6" style:family="table-cell">
      <style:table-cell-properties fo:background-color="#ffff00" style:writing-mode="page">
        <style:background-image/>
      </style:table-cell-properties>
    </style:style>
    <style:style style:name="_31_-2-10.I6" style:display-name="1-2-10.I6" style:family="table-cell">
      <style:table-cell-properties fo:background-color="#ffff00" style:writing-mode="page">
        <style:background-image/>
      </style:table-cell-properties>
    </style:style>
    <style:style style:name="_31_-2-10.F7" style:display-name="1-2-10.F7" style:family="table-cell">
      <style:table-cell-properties fo:background-color="#ffff00" style:writing-mode="page">
        <style:background-image/>
      </style:table-cell-properties>
    </style:style>
    <style:style style:name="_31_-2-10.I7" style:display-name="1-2-10.I7" style:family="table-cell">
      <style:table-cell-properties fo:background-color="#ffff00" style:writing-mode="page">
        <style:background-image/>
      </style:table-cell-properties>
    </style:style>
    <style:style style:name="_31_-2-10.F8" style:display-name="1-2-10.F8" style:family="table-cell">
      <style:table-cell-properties fo:background-color="#ffff00" style:writing-mode="page">
        <style:background-image/>
      </style:table-cell-properties>
    </style:style>
    <style:style style:name="_31_-2-10.I8" style:display-name="1-2-10.I8" style:family="table-cell">
      <style:table-cell-properties fo:background-color="#ffff00" style:writing-mode="page">
        <style:background-image/>
      </style:table-cell-properties>
    </style:style>
    <style:style style:name="_31_-2-10.F9" style:display-name="1-2-10.F9" style:family="table-cell">
      <style:table-cell-properties fo:background-color="#ffff00" style:writing-mode="page">
        <style:background-image/>
      </style:table-cell-properties>
    </style:style>
    <style:style style:name="_31_-2-10.I9" style:display-name="1-2-10.I9" style:family="table-cell">
      <style:table-cell-properties fo:background-color="#ffff00" style:writing-mode="page">
        <style:background-image/>
      </style:table-cell-properties>
    </style:style>
    <style:style style:name="_31_-2-10.F10" style:display-name="1-2-10.F10" style:family="table-cell">
      <style:table-cell-properties fo:background-color="#ffff00" style:writing-mode="page">
        <style:background-image/>
      </style:table-cell-properties>
    </style:style>
    <style:style style:name="_31_-2-10.I10" style:display-name="1-2-10.I10" style:family="table-cell">
      <style:table-cell-properties fo:background-color="#ffff00" style:writing-mode="page">
        <style:background-image/>
      </style:table-cell-properties>
    </style:style>
    <style:style style:name="_31_-2-10.F11" style:display-name="1-2-10.F11" style:family="table-cell">
      <style:table-cell-properties fo:background-color="#ffff00" style:writing-mode="page">
        <style:background-image/>
      </style:table-cell-properties>
    </style:style>
    <style:style style:name="_31_-2-10.I11" style:display-name="1-2-10.I11" style:family="table-cell">
      <style:table-cell-properties fo:background-color="#ffff00" style:writing-mode="page">
        <style:background-image/>
      </style:table-cell-properties>
    </style:style>
    <style:style style:name="_31_-2-10.F12" style:display-name="1-2-10.F12" style:family="table-cell">
      <style:table-cell-properties fo:background-color="#ffff00" style:writing-mode="page">
        <style:background-image/>
      </style:table-cell-properties>
    </style:style>
    <style:style style:name="_31_-2-10.I12" style:display-name="1-2-10.I12" style:family="table-cell">
      <style:table-cell-properties fo:background-color="#ffff00" style:writing-mode="page">
        <style:background-image/>
      </style:table-cell-properties>
    </style:style>
    <style:style style:name="_31_-2-10.F13" style:display-name="1-2-10.F13" style:family="table-cell">
      <style:table-cell-properties fo:background-color="#ffff00" style:writing-mode="page">
        <style:background-image/>
      </style:table-cell-properties>
    </style:style>
    <style:style style:name="_31_-2-10.I13" style:display-name="1-2-10.I13" style:family="table-cell">
      <style:table-cell-properties fo:background-color="#ffff00" style:writing-mode="page">
        <style:background-image/>
      </style:table-cell-properties>
    </style:style>
    <style:style style:name="_31_-2-10.F14" style:display-name="1-2-10.F14" style:family="table-cell">
      <style:table-cell-properties fo:background-color="#ffff00" style:writing-mode="page">
        <style:background-image/>
      </style:table-cell-properties>
    </style:style>
    <style:style style:name="_31_-2-10.I14" style:display-name="1-2-10.I14" style:family="table-cell">
      <style:table-cell-properties fo:background-color="#ffff00" style:writing-mode="page">
        <style:background-image/>
      </style:table-cell-properties>
    </style:style>
    <style:style style:name="_31_-2-10.F15" style:display-name="1-2-10.F15" style:family="table-cell">
      <style:table-cell-properties fo:background-color="#ffff00" style:writing-mode="page">
        <style:background-image/>
      </style:table-cell-properties>
    </style:style>
    <style:style style:name="_31_-2-10.I15" style:display-name="1-2-10.I15" style:family="table-cell">
      <style:table-cell-properties fo:background-color="#ffff00" style:writing-mode="page">
        <style:background-image/>
      </style:table-cell-properties>
    </style:style>
    <style:style style:name="_31_-2-10.F16" style:display-name="1-2-10.F16" style:family="table-cell">
      <style:table-cell-properties fo:background-color="#ffff00" style:writing-mode="page">
        <style:background-image/>
      </style:table-cell-properties>
    </style:style>
    <style:style style:name="_31_-2-10.I16" style:display-name="1-2-10.I16" style:family="table-cell">
      <style:table-cell-properties fo:background-color="#ffff00" style:writing-mode="page">
        <style:background-image/>
      </style:table-cell-properties>
    </style:style>
    <style:style style:name="_31_-2-10.F17" style:display-name="1-2-10.F17" style:family="table-cell">
      <style:table-cell-properties fo:background-color="#ffff00" style:writing-mode="page">
        <style:background-image/>
      </style:table-cell-properties>
    </style:style>
    <style:style style:name="_31_-2-10.I17" style:display-name="1-2-10.I17" style:family="table-cell">
      <style:table-cell-properties fo:background-color="#ffff00" style:writing-mode="page">
        <style:background-image/>
      </style:table-cell-properties>
    </style:style>
    <style:style style:name="_31_-2-11" style:display-name="1-2-11" style:family="table">
      <style:table-properties style:width="17cm" table:align="margins" fo:background-color="transparent">
        <style:background-image/>
      </style:table-properties>
    </style:style>
    <style:style style:name="_31_-2-11.A" style:display-name="1-2-11.A" style:family="table-column">
      <style:table-column-properties style:column-width="2.125cm" style:rel-column-width="8191*"/>
    </style:style>
    <style:style style:name="_31_-2-11.H" style:display-name="1-2-11.H" style:family="table-column">
      <style:table-column-properties style:column-width="2.127cm" style:rel-column-width="8198*"/>
    </style:style>
    <style:style style:name="_31_-2-11.1" style:display-name="1-2-11.1" style:family="table-row">
      <style:table-row-properties fo:background-color="transparent">
        <style:background-image/>
      </style:table-row-properties>
    </style:style>
    <style:style style:name="_31_-2-11.A1" style:display-name="1-2-11.A1" style:family="table-cell">
      <style:table-cell-properties style:writing-mode="page"/>
    </style:style>
    <style:style style:name="_31_-2-11.D1" style:display-name="1-2-11.D1" style:family="table-cell">
      <style:table-cell-properties fo:background-color="#ffff00" style:writing-mode="page">
        <style:background-image/>
      </style:table-cell-properties>
    </style:style>
    <style:style style:name="_31_-12" style:display-name="1-12" style:family="table">
      <style:table-properties style:width="17.013cm" fo:margin-left="0cm" table:align="left" fo:background-color="transparent">
        <style:background-image/>
      </style:table-properties>
    </style:style>
    <style:style style:name="_31_-12.A" style:display-name="1-12.A" style:family="table-column">
      <style:table-column-properties style:column-width="1.545cm"/>
    </style:style>
    <style:style style:name="_31_-12.F" style:display-name="1-12.F" style:family="table-column">
      <style:table-column-properties style:column-width="1.547cm"/>
    </style:style>
    <style:style style:name="_31_-12.K" style:display-name="1-12.K" style:family="table-column">
      <style:table-column-properties style:column-width="1.559cm"/>
    </style:style>
    <style:style style:name="_31_-12.1" style:display-name="1-12.1" style:family="table-row">
      <style:table-row-properties fo:background-color="transparent">
        <style:background-image/>
      </style:table-row-properties>
    </style:style>
    <style:style style:name="_31_-12.A1" style:display-name="1-12.A1" style:family="table-cell">
      <style:table-cell-properties style:writing-mode="page"/>
    </style:style>
    <style:style style:name="_31_-12.E1" style:display-name="1-12.E1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dec5c" officeooo:paragraph-rsid="001dec5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eb8bd" officeooo:paragraph-rsid="001eb8bd"/>
    </style:style>
    <style:style style:name="P4" style:family="paragraph" style:parent-style-name="Table_20_Contents">
      <style:paragraph-properties fo:text-align="center" style:justify-single-word="false"/>
      <style:text-properties officeooo:rsid="002561b9" officeooo:paragraph-rsid="002561b9"/>
    </style:style>
    <style:style style:name="P5" style:family="paragraph" style:parent-style-name="Table_20_Contents">
      <style:paragraph-properties fo:text-align="center" style:justify-single-word="false"/>
      <style:text-properties officeooo:rsid="0025c7cc" officeooo:paragraph-rsid="0025c7cc"/>
    </style:style>
    <style:style style:name="P6" style:family="paragraph" style:parent-style-name="Table_20_Contents">
      <style:paragraph-properties fo:text-align="center" style:justify-single-word="false"/>
      <style:text-properties officeooo:rsid="0028c6fc" officeooo:paragraph-rsid="0028c6fc"/>
    </style:style>
    <style:style style:name="P7" style:family="paragraph" style:parent-style-name="Table_20_Contents">
      <style:paragraph-properties fo:text-align="center" style:justify-single-word="false"/>
      <style:text-properties officeooo:rsid="002df5c8" officeooo:paragraph-rsid="002df5c8"/>
    </style:style>
    <style:style style:name="P8" style:family="paragraph" style:parent-style-name="Table_20_Contents">
      <style:paragraph-properties fo:text-align="center" style:justify-single-word="false"/>
      <style:text-properties officeooo:rsid="002fe4d2" officeooo:paragraph-rsid="002fe4d2"/>
    </style:style>
    <style:style style:name="P9" style:family="paragraph" style:parent-style-name="Table_20_Contents">
      <style:paragraph-properties fo:text-align="center" style:justify-single-word="false"/>
      <style:text-properties officeooo:rsid="0036b99b" officeooo:paragraph-rsid="0036b99b"/>
    </style:style>
    <style:style style:name="P10" style:family="paragraph" style:parent-style-name="Table_20_Contents">
      <style:paragraph-properties fo:text-align="center" style:justify-single-word="false"/>
      <style:text-properties fo:color="#000000"/>
    </style:style>
    <style:style style:name="P11" style:family="paragraph" style:parent-style-name="Table_20_Contents">
      <style:paragraph-properties fo:text-align="center" style:justify-single-word="false"/>
      <style:text-properties fo:color="#000000" officeooo:rsid="0036b99b" officeooo:paragraph-rsid="0036b99b"/>
    </style:style>
    <style:style style:name="P12" style:family="paragraph" style:parent-style-name="Table_20_Contents">
      <style:paragraph-properties fo:text-align="center" style:justify-single-word="false"/>
      <style:text-properties fo:color="#000000" officeooo:rsid="003839f0" officeooo:paragraph-rsid="003839f0"/>
    </style:style>
    <style:style style:name="P13" style:family="paragraph" style:parent-style-name="Table_20_Contents">
      <style:paragraph-properties fo:text-align="center" style:justify-single-word="false"/>
      <style:text-properties officeooo:rsid="003839f0" officeooo:paragraph-rsid="003839f0"/>
    </style:style>
    <style:style style:name="P14" style:family="paragraph" style:parent-style-name="Text_20_body">
      <style:text-properties officeooo:rsid="00049d5e" officeooo:paragraph-rsid="00049d5e"/>
    </style:style>
    <style:style style:name="P15" style:family="paragraph" style:parent-style-name="Text_20_body">
      <style:text-properties officeooo:rsid="0006819c" officeooo:paragraph-rsid="0006819c"/>
    </style:style>
    <style:style style:name="P16" style:family="paragraph" style:parent-style-name="Text_20_body">
      <style:text-properties officeooo:rsid="000868c2" officeooo:paragraph-rsid="000868c2"/>
    </style:style>
    <style:style style:name="P17" style:family="paragraph" style:parent-style-name="Text_20_body">
      <style:text-properties officeooo:rsid="000a2e05" officeooo:paragraph-rsid="000a2e05"/>
    </style:style>
    <style:style style:name="P18" style:family="paragraph" style:parent-style-name="Text_20_body">
      <style:text-properties officeooo:rsid="000b474f" officeooo:paragraph-rsid="000b474f"/>
    </style:style>
    <style:style style:name="P19" style:family="paragraph" style:parent-style-name="Text_20_body">
      <style:text-properties officeooo:rsid="000bfb5b" officeooo:paragraph-rsid="000bfb5b"/>
    </style:style>
    <style:style style:name="P20" style:family="paragraph" style:parent-style-name="Text_20_body">
      <style:text-properties officeooo:rsid="000dcb64" officeooo:paragraph-rsid="000dcb64"/>
    </style:style>
    <style:style style:name="P21" style:family="paragraph" style:parent-style-name="Text_20_body">
      <style:text-properties fo:color="#c9211e" officeooo:rsid="000dcb64" officeooo:paragraph-rsid="000dcb64"/>
    </style:style>
    <style:style style:name="P22" style:family="paragraph" style:parent-style-name="Text_20_body">
      <style:text-properties fo:color="#c9211e" officeooo:rsid="0006819c" officeooo:paragraph-rsid="0006819c"/>
    </style:style>
    <style:style style:name="P23" style:family="paragraph" style:parent-style-name="Text_20_body">
      <style:text-properties officeooo:rsid="0014effa" officeooo:paragraph-rsid="0014effa"/>
    </style:style>
    <style:style style:name="P24" style:family="paragraph" style:parent-style-name="Text_20_body">
      <style:text-properties officeooo:rsid="00163ada" officeooo:paragraph-rsid="00163ada"/>
    </style:style>
    <style:style style:name="P25" style:family="paragraph" style:parent-style-name="Text_20_body">
      <style:text-properties officeooo:rsid="00164899" officeooo:paragraph-rsid="00164899"/>
    </style:style>
    <style:style style:name="P26" style:family="paragraph" style:parent-style-name="Text_20_body">
      <style:text-properties officeooo:rsid="00182635" officeooo:paragraph-rsid="00182635"/>
    </style:style>
    <style:style style:name="P27" style:family="paragraph" style:parent-style-name="Text_20_body">
      <style:text-properties officeooo:rsid="00182635" officeooo:paragraph-rsid="00199b47"/>
    </style:style>
    <style:style style:name="P28" style:family="paragraph" style:parent-style-name="Text_20_body">
      <style:paragraph-properties fo:text-align="center" style:justify-single-word="false"/>
      <style:text-properties officeooo:rsid="00182635" officeooo:paragraph-rsid="001dec5c"/>
    </style:style>
    <style:style style:name="P29" style:family="paragraph" style:parent-style-name="Text_20_body">
      <style:text-properties officeooo:paragraph-rsid="00164899"/>
    </style:style>
    <style:style style:name="P30" style:family="paragraph" style:parent-style-name="Text_20_body">
      <style:text-properties officeooo:paragraph-rsid="001acbb1"/>
    </style:style>
    <style:style style:name="P31" style:family="paragraph" style:parent-style-name="Text_20_body">
      <style:text-properties officeooo:paragraph-rsid="00182635"/>
    </style:style>
    <style:style style:name="P32" style:family="paragraph" style:parent-style-name="Text_20_body">
      <style:text-properties officeooo:paragraph-rsid="001b7db7"/>
    </style:style>
    <style:style style:name="P33" style:family="paragraph" style:parent-style-name="Text_20_body">
      <style:text-properties officeooo:paragraph-rsid="001c2a03"/>
    </style:style>
    <style:style style:name="P34" style:family="paragraph" style:parent-style-name="Text_20_body">
      <style:text-properties officeooo:rsid="001c2a03" officeooo:paragraph-rsid="001c2a03"/>
    </style:style>
    <style:style style:name="P35" style:family="paragraph" style:parent-style-name="Text_20_body">
      <style:text-properties officeooo:rsid="001dec5c" officeooo:paragraph-rsid="001dec5c"/>
    </style:style>
    <style:style style:name="P36" style:family="paragraph" style:parent-style-name="Text_20_body">
      <style:paragraph-properties fo:text-align="center" style:justify-single-word="false"/>
      <style:text-properties officeooo:paragraph-rsid="001dec5c"/>
    </style:style>
    <style:style style:name="P37" style:family="paragraph" style:parent-style-name="Text_20_body">
      <style:text-properties officeooo:rsid="001ff64d" officeooo:paragraph-rsid="001ff64d"/>
    </style:style>
    <style:style style:name="P38" style:family="paragraph" style:parent-style-name="Text_20_body">
      <style:text-properties officeooo:rsid="001ff64d" officeooo:paragraph-rsid="00222212"/>
    </style:style>
    <style:style style:name="P39" style:family="paragraph" style:parent-style-name="Text_20_body">
      <style:text-properties officeooo:rsid="001ff64d" officeooo:paragraph-rsid="00232f55"/>
    </style:style>
    <style:style style:name="P40" style:family="paragraph" style:parent-style-name="Text_20_body">
      <style:text-properties officeooo:rsid="001ff64d" officeooo:paragraph-rsid="0023e602"/>
    </style:style>
    <style:style style:name="P41" style:family="paragraph" style:parent-style-name="Text_20_body">
      <style:paragraph-properties fo:text-align="center" style:justify-single-word="false"/>
      <style:text-properties officeooo:rsid="001ff64d" officeooo:paragraph-rsid="002561b9"/>
    </style:style>
    <style:style style:name="P42" style:family="paragraph" style:parent-style-name="Text_20_body">
      <style:text-properties officeooo:rsid="002561b9" officeooo:paragraph-rsid="002561b9"/>
    </style:style>
    <style:style style:name="P43" style:family="paragraph" style:parent-style-name="Text_20_body">
      <style:paragraph-properties fo:text-align="center" style:justify-single-word="false"/>
      <style:text-properties officeooo:rsid="001ff64d" officeooo:paragraph-rsid="002561b9" fo:background-color="transparent"/>
    </style:style>
    <style:style style:name="P44" style:family="paragraph" style:parent-style-name="Text_20_body">
      <style:text-properties officeooo:rsid="002cb120" officeooo:paragraph-rsid="002cb120"/>
    </style:style>
    <style:style style:name="P45" style:family="paragraph" style:parent-style-name="Text_20_body">
      <style:text-properties officeooo:rsid="002df5c8" officeooo:paragraph-rsid="002df5c8"/>
    </style:style>
    <style:style style:name="P46" style:family="paragraph" style:parent-style-name="Text_20_body">
      <style:text-properties officeooo:rsid="0030f5cc" officeooo:paragraph-rsid="0030f5cc"/>
    </style:style>
    <style:style style:name="P47" style:family="paragraph" style:parent-style-name="Text_20_body">
      <style:text-properties officeooo:rsid="0032faf6" officeooo:paragraph-rsid="0032faf6"/>
    </style:style>
    <style:style style:name="P48" style:family="paragraph" style:parent-style-name="Text_20_body">
      <style:text-properties officeooo:rsid="0034bac3" officeooo:paragraph-rsid="0034bac3"/>
    </style:style>
    <style:style style:name="P49" style:family="paragraph" style:parent-style-name="Text_20_body">
      <style:text-properties officeooo:rsid="0035c54b" officeooo:paragraph-rsid="0035c54b"/>
    </style:style>
    <style:style style:name="P50" style:family="paragraph" style:parent-style-name="Text_20_body">
      <style:paragraph-properties fo:break-before="page"/>
      <style:text-properties officeooo:rsid="001f0f8e" officeooo:paragraph-rsid="001f0f8e"/>
    </style:style>
    <style:style style:name="P51" style:family="paragraph" style:parent-style-name="Text_20_body">
      <style:paragraph-properties fo:break-before="page"/>
      <style:text-properties officeooo:rsid="002c32a6" officeooo:paragraph-rsid="002c32a6"/>
    </style:style>
    <style:style style:name="P52" style:family="paragraph" style:parent-style-name="Text_20_body">
      <style:paragraph-properties fo:break-before="page"/>
      <style:text-properties officeooo:rsid="0032ee48" officeooo:paragraph-rsid="0032ee48"/>
    </style:style>
    <style:style style:name="P53" style:family="paragraph" style:parent-style-name="Table_20_Contents">
      <style:paragraph-properties fo:text-align="center" style:justify-single-word="false"/>
      <style:text-properties officeooo:rsid="003d7aee" officeooo:paragraph-rsid="003d7aee" fo:background-color="transparent"/>
    </style:style>
    <style:style style:name="P54" style:family="paragraph" style:parent-style-name="Table_20_Contents">
      <style:paragraph-properties fo:text-align="center" style:justify-single-word="false"/>
      <style:text-properties officeooo:rsid="003ec715" officeooo:paragraph-rsid="003ec715" fo:background-color="transparent"/>
    </style:style>
    <style:style style:name="P55" style:family="paragraph" style:parent-style-name="Table_20_Contents">
      <style:paragraph-properties fo:text-align="center" style:justify-single-word="false"/>
      <style:text-properties officeooo:rsid="003fa8ae" officeooo:paragraph-rsid="003fa8ae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officeooo:rsid="003d7aee" officeooo:paragraph-rsid="003d7aee"/>
    </style:style>
    <style:style style:name="P57" style:family="paragraph" style:parent-style-name="Table_20_Contents">
      <style:paragraph-properties fo:text-align="center" style:justify-single-word="false"/>
      <style:text-properties officeooo:rsid="003dc32b" officeooo:paragraph-rsid="003dc32b"/>
    </style:style>
    <style:style style:name="P58" style:family="paragraph" style:parent-style-name="Table_20_Contents">
      <style:paragraph-properties fo:text-align="center" style:justify-single-word="false"/>
      <style:text-properties officeooo:rsid="003ec715" officeooo:paragraph-rsid="003ec715"/>
    </style:style>
    <style:style style:name="P59" style:family="paragraph" style:parent-style-name="Table_20_Contents">
      <style:paragraph-properties fo:text-align="center" style:justify-single-word="false"/>
      <style:text-properties officeooo:paragraph-rsid="002561b9"/>
    </style:style>
    <style:style style:name="P60" style:family="paragraph" style:parent-style-name="Table_20_Contents">
      <style:paragraph-properties fo:text-align="center" style:justify-single-word="false"/>
      <style:text-properties officeooo:rsid="003fa8ae" officeooo:paragraph-rsid="003fa8ae"/>
    </style:style>
    <style:style style:name="P61" style:family="paragraph" style:parent-style-name="Text_20_body">
      <style:text-properties officeooo:rsid="0023e602" officeooo:paragraph-rsid="0023e602"/>
    </style:style>
    <style:style style:name="P62" style:family="paragraph" style:parent-style-name="Text_20_body">
      <style:text-properties officeooo:rsid="0035c54b" officeooo:paragraph-rsid="0035c54b"/>
    </style:style>
    <style:style style:name="P63" style:family="paragraph" style:parent-style-name="Text_20_body">
      <style:text-properties officeooo:rsid="00416510" officeooo:paragraph-rsid="0042373e"/>
    </style:style>
    <style:style style:name="P64" style:family="paragraph" style:parent-style-name="Text_20_body">
      <style:text-properties officeooo:rsid="0042373e" officeooo:paragraph-rsid="0042373e"/>
    </style:style>
    <style:style style:name="P65" style:family="paragraph" style:parent-style-name="Text_20_body">
      <style:text-properties officeooo:rsid="0042f237" officeooo:paragraph-rsid="0042f237"/>
    </style:style>
    <style:style style:name="P66" style:family="paragraph" style:parent-style-name="Text_20_body">
      <style:text-properties officeooo:rsid="0042f237" officeooo:paragraph-rsid="0044c09b"/>
    </style:style>
    <style:style style:name="P67" style:family="paragraph" style:parent-style-name="Text_20_body">
      <style:text-properties officeooo:rsid="0046484a" officeooo:paragraph-rsid="0046484a"/>
    </style:style>
    <style:style style:name="P68" style:family="paragraph" style:parent-style-name="Text_20_body">
      <style:text-properties officeooo:rsid="00488f74" officeooo:paragraph-rsid="00488f74"/>
    </style:style>
    <style:style style:name="P69" style:family="paragraph" style:parent-style-name="Text_20_body">
      <style:text-properties officeooo:rsid="0048b765" officeooo:paragraph-rsid="0048b765"/>
    </style:style>
    <style:style style:name="P70" style:family="paragraph" style:parent-style-name="Text_20_body">
      <style:text-properties officeooo:rsid="0048f872" officeooo:paragraph-rsid="0048f872"/>
    </style:style>
    <style:style style:name="P71" style:family="paragraph" style:parent-style-name="Text_20_body">
      <style:text-properties officeooo:rsid="0048f872" officeooo:paragraph-rsid="00493cb3"/>
    </style:style>
    <style:style style:name="P72" style:family="paragraph" style:parent-style-name="Text_20_body">
      <style:text-properties officeooo:rsid="0048f872" officeooo:paragraph-rsid="0049c1da"/>
    </style:style>
    <style:style style:name="P73" style:family="paragraph" style:parent-style-name="Text_20_body">
      <style:text-properties officeooo:rsid="004b123b" officeooo:paragraph-rsid="004b123b"/>
    </style:style>
    <style:style style:name="P74" style:family="paragraph" style:parent-style-name="Text_20_body">
      <style:text-properties officeooo:rsid="005034e8" officeooo:paragraph-rsid="005034e8"/>
    </style:style>
    <style:style style:name="P75" style:family="paragraph" style:parent-style-name="Text_20_body">
      <style:text-properties officeooo:rsid="005034e8" officeooo:paragraph-rsid="005778ee"/>
    </style:style>
    <style:style style:name="P76" style:family="paragraph" style:parent-style-name="Text_20_body">
      <style:text-properties officeooo:rsid="0056f047" officeooo:paragraph-rsid="0056f047"/>
    </style:style>
    <style:style style:name="P77" style:family="paragraph" style:parent-style-name="Text_20_body">
      <style:text-properties officeooo:rsid="0058db9e" officeooo:paragraph-rsid="0058db9e"/>
    </style:style>
    <style:style style:name="P78" style:family="paragraph" style:parent-style-name="Text_20_body">
      <style:text-properties officeooo:rsid="005a959c" officeooo:paragraph-rsid="005a959c"/>
    </style:style>
    <style:style style:name="P79" style:family="paragraph" style:parent-style-name="Text_20_body">
      <style:text-properties officeooo:rsid="005c21e3" officeooo:paragraph-rsid="005c21e3"/>
    </style:style>
    <style:style style:name="P80" style:family="paragraph" style:parent-style-name="Text_20_body">
      <style:text-properties officeooo:rsid="005c21e3" officeooo:paragraph-rsid="005e665c"/>
    </style:style>
    <style:style style:name="P81" style:family="paragraph" style:parent-style-name="Text_20_body">
      <style:text-properties officeooo:rsid="005cfa26" officeooo:paragraph-rsid="005cfa26"/>
    </style:style>
    <style:style style:name="P82" style:family="paragraph" style:parent-style-name="Text_20_body">
      <style:text-properties officeooo:rsid="005e665c" officeooo:paragraph-rsid="005e665c"/>
    </style:style>
    <style:style style:name="P83" style:family="paragraph" style:parent-style-name="Text_20_body">
      <style:text-properties officeooo:rsid="005ed6f6" officeooo:paragraph-rsid="005ed6f6"/>
    </style:style>
    <style:style style:name="P84" style:family="paragraph" style:parent-style-name="Text_20_body">
      <style:paragraph-properties fo:break-before="page"/>
      <style:text-properties officeooo:rsid="00416510" officeooo:paragraph-rsid="00416510"/>
    </style:style>
    <style:style style:name="P85" style:family="paragraph" style:parent-style-name="Text_20_body">
      <style:paragraph-properties fo:break-before="page"/>
      <style:text-properties officeooo:rsid="0058db9e" officeooo:paragraph-rsid="0058db9e"/>
    </style:style>
    <style:style style:name="P86" style:family="paragraph" style:parent-style-name="Text_20_body">
      <style:paragraph-properties fo:break-before="page"/>
      <style:text-properties officeooo:rsid="005ed6f6" officeooo:paragraph-rsid="005ed6f6"/>
    </style:style>
    <style:style style:name="T1" style:family="text">
      <style:text-properties officeooo:rsid="0006819c"/>
    </style:style>
    <style:style style:name="T2" style:family="text">
      <style:text-properties officeooo:rsid="000fad27"/>
    </style:style>
    <style:style style:name="T3" style:family="text">
      <style:text-properties officeooo:rsid="001096e6"/>
    </style:style>
    <style:style style:name="T4" style:family="text">
      <style:text-properties officeooo:rsid="0012901a"/>
    </style:style>
    <style:style style:name="T5" style:family="text">
      <style:text-properties officeooo:rsid="00143812"/>
    </style:style>
    <style:style style:name="T6" style:family="text">
      <style:text-properties officeooo:rsid="00147da8"/>
    </style:style>
    <style:style style:name="T7" style:family="text">
      <style:text-properties officeooo:rsid="00164899"/>
    </style:style>
    <style:style style:name="T8" style:family="text">
      <style:text-properties officeooo:rsid="00182635"/>
    </style:style>
    <style:style style:name="T9" style:family="text">
      <style:text-properties officeooo:rsid="001acbb1"/>
    </style:style>
    <style:style style:name="T10" style:family="text">
      <style:text-properties officeooo:rsid="001b7db7"/>
    </style:style>
    <style:style style:name="T11" style:family="text">
      <style:text-properties officeooo:rsid="001c2a03"/>
    </style:style>
    <style:style style:name="T12" style:family="text">
      <style:text-properties officeooo:rsid="001dec5c"/>
    </style:style>
    <style:style style:name="T13" style:family="text">
      <style:text-properties officeooo:rsid="001ff64d"/>
    </style:style>
    <style:style style:name="T14" style:family="text">
      <style:text-properties officeooo:rsid="002126d2"/>
    </style:style>
    <style:style style:name="T15" style:family="text">
      <style:text-properties officeooo:rsid="00222212"/>
    </style:style>
    <style:style style:name="T16" style:family="text">
      <style:text-properties officeooo:rsid="00232f55"/>
    </style:style>
    <style:style style:name="T17" style:family="text">
      <style:text-properties officeooo:rsid="002561b9"/>
    </style:style>
    <style:style style:name="T18" style:family="text">
      <style:text-properties officeooo:rsid="002710d6"/>
    </style:style>
    <style:style style:name="T19" style:family="text">
      <style:text-properties officeooo:rsid="002df5c8"/>
    </style:style>
    <style:style style:name="T20" style:family="text">
      <style:text-properties officeooo:rsid="002fe4d2"/>
    </style:style>
    <style:style style:name="T21" style:family="text">
      <style:text-properties officeooo:rsid="0032faf6"/>
    </style:style>
    <style:style style:name="T22" style:family="text">
      <style:text-properties officeooo:rsid="003348ac"/>
    </style:style>
    <style:style style:name="T23" style:family="text">
      <style:text-properties officeooo:rsid="0036b99b"/>
    </style:style>
    <style:style style:name="T24" style:family="text">
      <style:text-properties officeooo:rsid="00395a2e"/>
    </style:style>
    <style:style style:name="T25" style:family="text">
      <style:text-properties officeooo:rsid="003b1294"/>
    </style:style>
    <style:style style:name="T26" style:family="text">
      <style:text-properties officeooo:rsid="003b2f76"/>
    </style:style>
    <style:style style:name="T27" style:family="text">
      <style:text-properties officeooo:rsid="003babe4"/>
    </style:style>
    <style:style style:name="T28" style:family="text">
      <style:text-properties officeooo:rsid="003cfa85"/>
    </style:style>
    <style:style style:name="T29" style:family="text">
      <style:text-properties officeooo:rsid="003d7aee"/>
    </style:style>
    <style:style style:name="T30" style:family="text">
      <style:text-properties officeooo:rsid="003ec715"/>
    </style:style>
    <style:style style:name="T31" style:family="text">
      <style:text-properties officeooo:rsid="0042373e"/>
    </style:style>
    <style:style style:name="T32" style:family="text">
      <style:text-properties officeooo:rsid="0042f237"/>
    </style:style>
    <style:style style:name="T33" style:family="text">
      <style:text-properties officeooo:rsid="0044aa51"/>
    </style:style>
    <style:style style:name="T34" style:family="text">
      <style:text-properties officeooo:rsid="0048f872"/>
    </style:style>
    <style:style style:name="T35" style:family="text">
      <style:text-properties officeooo:rsid="00493cb3"/>
    </style:style>
    <style:style style:name="T36" style:family="text">
      <style:text-properties officeooo:rsid="004b123b"/>
    </style:style>
    <style:style style:name="T37" style:family="text">
      <style:text-properties officeooo:rsid="0052d65d"/>
    </style:style>
    <style:style style:name="T38" style:family="text">
      <style:text-properties officeooo:rsid="0053d2ad"/>
    </style:style>
    <style:style style:name="T39" style:family="text">
      <style:text-properties officeooo:rsid="0054ef94"/>
    </style:style>
    <style:style style:name="T40" style:family="text">
      <style:text-properties officeooo:rsid="005622a4"/>
    </style:style>
    <style:style style:name="T41" style:family="text">
      <style:text-properties officeooo:rsid="005686ba"/>
    </style:style>
    <style:style style:name="T42" style:family="text">
      <style:text-properties officeooo:rsid="005a959c"/>
    </style:style>
    <style:style style:name="T43" style:family="text">
      <style:text-properties officeooo:rsid="005cfa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1.2 命题逻辑的应用</text:p>
      <text:p text:style-name="P14">练习:</text:p>
      <text:p text:style-name="P14">1.</text:p>
      <text:p text:style-name="P14">解: <text:span text:style-name="T1">条件命题, </text:span>e → a;</text:p>
      <text:p text:style-name="P14"/>
      <text:p text:style-name="P15">2.</text:p>
      <text:p text:style-name="P15">解: 条件命题 m → (e v p);</text:p>
      <text:p text:style-name="P15"/>
      <text:p text:style-name="P15">3.</text:p>
      <text:p text:style-name="P22">解: 条件命题 g → (m ^ r ^ b) <text:span text:style-name="T5">(存疑, 答案是 g → (</text:span><text:span text:style-name="T6">r</text:span><text:span text:style-name="T5"> ^ (!</text:span><text:span text:style-name="T6">m</text:span><text:span text:style-name="T5">) ^ (!b))</text:span></text:p>
      <text:p text:style-name="P15"/>
      <text:p text:style-name="P16">4.</text:p>
      <text:p text:style-name="P16">解: 条件命题 w → (d v s)</text:p>
      <text:p text:style-name="P16"/>
      <text:p text:style-name="P17">5.</text:p>
      <text:p text:style-name="P17">解: 条件命题 e → (a ^ (b v p) ^ r)</text:p>
      <text:p text:style-name="P18"/>
      <text:p text:style-name="P18">6.</text:p>
      <text:p text:style-name="P19">解 条件命题 u → (b32 ^ g1 ^ r1 ^ h16) v (b64 ^ g2 ^ r2 ^ h32);</text:p>
      <text:p text:style-name="P19"/>
      <text:p text:style-name="P20">7</text:p>
      <text:p text:style-name="P20">a) 解: q → p;</text:p>
      <text:p text:style-name="P20">b) 解: q ^ !p;</text:p>
      <text:p text:style-name="P21">c) 解: <text:span text:style-name="T3">p → q; </text:span><text:span text:style-name="T4">(正确答案 q →p, 有必要这个词混淆了因果)</text:span></text:p>
      <text:p text:style-name="P20">d) 解: !<text:span text:style-name="T2">q → !p;</text:span></text:p>
      <text:p text:style-name="P20"/>
      <text:p text:style-name="P23">8</text:p>
      <text:p text:style-name="P23">a) 解: r ^ !p;</text:p>
      <text:p text:style-name="P23">b) 解: (r ^ p) → q;</text:p>
      <text:p text:style-name="P23">c) 解: !r → !q;</text:p>
      <text:p text:style-name="P23"><text:soft-page-break/>d) 解: (!p ^ r) → q;</text:p>
      <text:p text:style-name="P23"/>
      <text:p text:style-name="P24">9</text:p>
      <text:p text:style-name="P29"><text:span text:style-name="T7">令 </text:span><text:span text:style-name="T11">m</text:span><text:span text:style-name="T8"> 为</text:span><text:span text:style-name="T7"> “系统处于多用户状态”;</text:span></text:p>
      <text:p text:style-name="P30"><text:span text:style-name="T8">令 </text:span><text:span text:style-name="T11">s</text:span><text:span text:style-name="T8"> 为“</text:span><text:span text:style-name="T7">系统运行正常”;</text:span></text:p>
      <text:p text:style-name="P29"><text:span text:style-name="T8">令 </text:span><text:span text:style-name="T11">w</text:span><text:span text:style-name="T8"> 为 “</text:span><text:span text:style-name="T7">系统核心程序起作用”</text:span></text:p>
      <text:p text:style-name="P31"><text:span text:style-name="T8">令 </text:span><text:span text:style-name="T11">i</text:span><text:span text:style-name="T7"> </text:span><text:span text:style-name="T8">为“</text:span><text:span text:style-name="T7">系统核心程序处于中断模式”</text:span></text:p>
      <text:p text:style-name="P25"/>
      <text:p text:style-name="P30"><text:span text:style-name="T7">系统处于多用户状态当且仅当系统正常运行 <text:s/></text:span><text:span text:style-name="T11">m</text:span><text:span text:style-name="T8"> </text:span><text:span text:style-name="T9">↔ <text:s/></text:span><text:span text:style-name="T11">s</text:span></text:p>
      <text:p text:style-name="P32"><text:span text:style-name="T7">如果系统运行正常, 则它的核心程序起作用 </text:span><text:span text:style-name="T11">s</text:span><text:span text:style-name="T10"> → <text:s/></text:span><text:span text:style-name="T11">w</text:span></text:p>
      <text:p text:style-name="P33"><text:span text:style-name="T8">核心程序不起作用, 或者系统处于中断模式 ! <text:s/></text:span><text:span text:style-name="T11">w</text:span><text:span text:style-name="T8"> →</text:span><text:span text:style-name="T11"> <text:s/>i</text:span></text:p>
      <text:p text:style-name="P26">如果系统不处于多用户状态, 它就处于中断模式中 !<text:span text:style-name="T11">m → i</text:span></text:p>
      <text:p text:style-name="P27">系统不处在中断模式 !<text:span text:style-name="T11">i</text:span></text:p>
      <text:p text:style-name="P35">令 A = <text:s/>(m ↔ s) ^ (s → w) ^ (<text:span text:style-name="T8">! <text:s/></text:span><text:span text:style-name="T11">w</text:span><text:span text:style-name="T8"> →</text:span><text:span text:style-name="T11"> <text:s/>I</text:span>) ^ (<text:span text:style-name="T8">!</text:span><text:span text:style-name="T11">m → I</text:span>) ^ !i</text:p>
      <text:p text:style-name="P27"/>
      <text:p text:style-name="P34">使用真值表判断</text:p>
      <table:table table:name="1-2-9" table:style-name="_31_-2-9">
        <table:table-column table:style-name="_31_-2-9.A"/>
        <table:table-column table:style-name="_31_-2-9.B" table:number-columns-repeated="4"/>
        <table:table-column table:style-name="_31_-2-9.A"/>
        <table:table-column table:style-name="_31_-2-9.B" table:number-columns-repeated="3"/>
        <table:table-column table:style-name="_31_-2-9.J"/>
        <table:table-row>
          <table:table-cell table:style-name="_31_-2-9.A1" office:value-type="string">
            <text:p text:style-name="P1">m</text:p>
          </table:table-cell>
          <table:table-cell table:style-name="_31_-2-9.A1" office:value-type="string">
            <text:p text:style-name="P1">s</text:p>
          </table:table-cell>
          <table:table-cell table:style-name="_31_-2-9.A1" office:value-type="string">
            <text:p text:style-name="P1">w</text:p>
          </table:table-cell>
          <table:table-cell table:style-name="_31_-2-9.A1" office:value-type="string">
            <text:p text:style-name="P1">i</text:p>
          </table:table-cell>
          <table:table-cell table:style-name="_31_-2-9.A1" office:value-type="string">
            <text:p text:style-name="P1">m ↔ s</text:p>
          </table:table-cell>
          <table:table-cell table:style-name="_31_-2-9.A1" office:value-type="string">
            <text:p text:style-name="P1">s → w</text:p>
          </table:table-cell>
          <table:table-cell table:style-name="_31_-2-9.A1" office:value-type="string">
            <text:p text:style-name="P36"><text:span text:style-name="T8">! <text:s/></text:span><text:span text:style-name="T11">w</text:span><text:span text:style-name="T8"> →</text:span><text:span text:style-name="T11"> <text:s/>i</text:span></text:p>
          </table:table-cell>
          <table:table-cell table:style-name="_31_-2-9.A1" office:value-type="string">
            <text:p text:style-name="P28">!<text:span text:style-name="T11">m → i</text:span></text:p>
          </table:table-cell>
          <table:table-cell table:style-name="_31_-2-9.A1" office:value-type="string">
            <text:p text:style-name="P2">!<text:span text:style-name="T12">i</text:span></text:p>
          </table:table-cell>
          <table:table-cell table:style-name="_31_-2-9.A1" office:value-type="string">
            <text:p text:style-name="P1">A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</table:table>
      <text:p text:style-name="P34"/>
      <text:p text:style-name="P25"/>
      <text:p text:style-name="P50">10</text:p>
      <text:p text:style-name="P37">解:</text:p>
      <text:p text:style-name="P37">令 u 为 “对系统软件进行升级<text:span text:style-name="T14">时</text:span>”;</text:p>
      <text:p text:style-name="P37">令 a 为 “用户可以访问系统文件”;</text:p>
      <text:p text:style-name="P37">令 s 为 “用户可以保存新文件”;</text:p>
      <text:p text:style-name="P38">“每当对软件系统进行升级时, 用户不能访问系统文件” u →<text:span text:style-name="T15"> <text:s/>!a;</text:span></text:p>
      <text:p text:style-name="P39">“<text:span text:style-name="T15">用户可以访问文件系统, 那么他们能保存文件</text:span>” <text:span text:style-name="T15">a → s;</text:span></text:p>
      <text:p text:style-name="P40">“<text:span text:style-name="T16">如果用户不</text:span><text:span text:style-name="T18">能保存</text:span><text:span text:style-name="T16">文件, 那么软件系统未被升级</text:span>” !<text:span text:style-name="T16">s → !</text:span><text:span text:style-name="T24">u</text:span><text:span text:style-name="T16">;</text:span></text:p>
      <text:p text:style-name="P42">令 A = (<text:span text:style-name="T13">u →</text:span><text:span text:style-name="T15"> <text:s/>!a</text:span>) <text:s/>^ (<text:span text:style-name="T15">a -</text:span><text:span text:style-name="T29">&gt;</text:span><text:span text:style-name="T15"> s</text:span>) ^ (<text:span text:style-name="T13">!</text:span><text:span text:style-name="T16">s → !</text:span><text:span text:style-name="T25">u</text:span>)</text:p>
      <text:p text:style-name="P40"/>
      <text:p text:style-name="P61">其真值表如下</text:p>
      <text:p text:style-name="P40"><text:s/></text:p>
      <table:table table:name="1-2-10" table:style-name="_31_-2-10">
        <table:table-column table:style-name="_31_-2-10.A" table:number-columns-repeated="2"/>
        <table:table-column table:style-name="_31_-2-10.C"/>
        <table:table-column table:style-name="_31_-2-10.D"/>
        <table:table-column table:style-name="_31_-2-10.E"/>
        <table:table-column table:style-name="_31_-2-10.A" table:number-columns-repeated="4"/>
        <table:table-column table:style-name="_31_-2-10.J"/>
        <table:table-row table:style-name="_31_-2-10.1">
          <table:table-cell table:style-name="_31_-2-10.A1" office:value-type="string">
            <text:p text:style-name="P4">u</text:p>
          </table:table-cell>
          <table:table-cell table:style-name="_31_-2-10.A1" office:value-type="string">
            <text:p text:style-name="P4">a</text:p>
          </table:table-cell>
          <table:table-cell table:style-name="_31_-2-10.A1" office:value-type="string">
            <text:p text:style-name="P4">s </text:p>
          </table:table-cell>
          <table:table-cell table:style-name="_31_-2-10.A1" office:value-type="string">
            <text:p text:style-name="P2">!<text:span text:style-name="T17">a</text:span></text:p>
          </table:table-cell>
          <table:table-cell table:style-name="_31_-2-10.E1" office:value-type="string">
            <text:p text:style-name="P43">u →<text:span text:style-name="T15"> <text:s/>!a</text:span></text:p>
          </table:table-cell>
          <table:table-cell table:style-name="_31_-2-10.F1" office:value-type="string">
            <text:p text:style-name="P59"><text:span text:style-name="T30">a</text:span><text:span text:style-name="T17">→</text:span><text:span text:style-name="T28"> </text:span><text:span text:style-name="T17">s</text:span></text:p>
          </table:table-cell>
          <table:table-cell table:style-name="_31_-2-10.A1" office:value-type="string">
            <text:p text:style-name="P2">!<text:span text:style-name="T17">s</text:span></text:p>
          </table:table-cell>
          <table:table-cell table:style-name="_31_-2-10.A1" office:value-type="string">
            <text:p text:style-name="P2">!<text:span text:style-name="T27">u</text:span></text:p>
          </table:table-cell>
          <table:table-cell table:style-name="_31_-2-10.I1" office:value-type="string">
            <text:p text:style-name="P41">!<text:span text:style-name="T16">s → !</text:span><text:span text:style-name="T26">u</text:span></text:p>
          </table:table-cell>
          <table:table-cell table:style-name="_31_-2-10.A1" office:value-type="string">
            <text:p text:style-name="P4">A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E1" office:value-type="string">
            <text:p text:style-name="P53">1</text:p>
          </table:table-cell>
          <table:table-cell table:style-name="_31_-2-10.F16" office:value-type="string">
            <text:p text:style-name="P56">1</text:p>
          </table:table-cell>
          <table:table-cell table:style-name="_31_-2-10.A1" office:value-type="string">
            <text:p text:style-name="P57">1</text:p>
          </table:table-cell>
          <table:table-cell table:style-name="_31_-2-10.A1" office:value-type="string">
            <text:p text:style-name="P56">1</text:p>
          </table:table-cell>
          <table:table-cell table:style-name="_31_-2-10.I16" office:value-type="string">
            <text:p text:style-name="P56">1</text:p>
          </table:table-cell>
          <table:table-cell table:style-name="_31_-2-10.A1" office:value-type="string">
            <text:p text:style-name="P58">1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E1" office:value-type="string">
            <text:p text:style-name="P54">1</text:p>
          </table:table-cell>
          <table:table-cell table:style-name="_31_-2-10.F15" office:value-type="string">
            <text:p text:style-name="P58">1</text:p>
          </table:table-cell>
          <table:table-cell table:style-name="_31_-2-10.A1" office:value-type="string">
            <text:p text:style-name="P58">0</text:p>
          </table:table-cell>
          <table:table-cell table:style-name="_31_-2-10.A1" office:value-type="string">
            <text:p text:style-name="P58">1</text:p>
          </table:table-cell>
          <table:table-cell table:style-name="_31_-2-10.I15" office:value-type="string">
            <text:p text:style-name="P58">1</text:p>
          </table:table-cell>
          <table:table-cell table:style-name="_31_-2-10.A1" office:value-type="string">
            <text:p text:style-name="P58">1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E1" office:value-type="string">
            <text:p text:style-name="P54">1</text:p>
          </table:table-cell>
          <table:table-cell table:style-name="_31_-2-10.F16" office:value-type="string">
            <text:p text:style-name="P58">1</text:p>
          </table:table-cell>
          <table:table-cell table:style-name="_31_-2-10.A1" office:value-type="string">
            <text:p text:style-name="P58">0</text:p>
          </table:table-cell>
          <table:table-cell table:style-name="_31_-2-10.A1" office:value-type="string">
            <text:p text:style-name="P58">0</text:p>
          </table:table-cell>
          <table:table-cell table:style-name="_31_-2-10.I16" office:value-type="string">
            <text:p text:style-name="P58">1</text:p>
          </table:table-cell>
          <table:table-cell table:style-name="_31_-2-10.A1" office:value-type="string">
            <text:p text:style-name="P58">1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E1" office:value-type="string">
            <text:p text:style-name="P54">1</text:p>
          </table:table-cell>
          <table:table-cell table:style-name="_31_-2-10.F15" office:value-type="string">
            <text:p text:style-name="P58">1</text:p>
          </table:table-cell>
          <table:table-cell table:style-name="_31_-2-10.A1" office:value-type="string">
            <text:p text:style-name="P58">0</text:p>
          </table:table-cell>
          <table:table-cell table:style-name="_31_-2-10.A1" office:value-type="string">
            <text:p text:style-name="P58">1</text:p>
          </table:table-cell>
          <table:table-cell table:style-name="_31_-2-10.I15" office:value-type="string">
            <text:p text:style-name="P58">1</text:p>
          </table:table-cell>
          <table:table-cell table:style-name="_31_-2-10.A1" office:value-type="string">
            <text:p text:style-name="P58">1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E1" office:value-type="string">
            <text:p text:style-name="P54">1</text:p>
          </table:table-cell>
          <table:table-cell table:style-name="_31_-2-10.F16" office:value-type="string">
            <text:p text:style-name="P58">0</text:p>
          </table:table-cell>
          <table:table-cell table:style-name="_31_-2-10.A1" office:value-type="string">
            <text:p text:style-name="P58">1</text:p>
          </table:table-cell>
          <table:table-cell table:style-name="_31_-2-10.A1" office:value-type="string">
            <text:p text:style-name="P58">1</text:p>
          </table:table-cell>
          <table:table-cell table:style-name="_31_-2-10.I16" office:value-type="string">
            <text:p text:style-name="P58">1</text:p>
          </table:table-cell>
          <table:table-cell table:style-name="_31_-2-10.A1" office:value-type="string">
            <text:p text:style-name="P58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E1" office:value-type="string">
            <text:p text:style-name="P54">1</text:p>
          </table:table-cell>
          <table:table-cell table:style-name="_31_-2-10.F15" office:value-type="string">
            <text:p text:style-name="P58">0</text:p>
          </table:table-cell>
          <table:table-cell table:style-name="_31_-2-10.A1" office:value-type="string">
            <text:p text:style-name="P58">1</text:p>
          </table:table-cell>
          <table:table-cell table:style-name="_31_-2-10.A1" office:value-type="string">
            <text:p text:style-name="P58">1</text:p>
          </table:table-cell>
          <table:table-cell table:style-name="_31_-2-10.I15" office:value-type="string">
            <text:p text:style-name="P58">1</text:p>
          </table:table-cell>
          <table:table-cell table:style-name="_31_-2-10.A1" office:value-type="string">
            <text:p text:style-name="P58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E1" office:value-type="string">
            <text:p text:style-name="P54">1</text:p>
          </table:table-cell>
          <table:table-cell table:style-name="_31_-2-10.F16" office:value-type="string">
            <text:p text:style-name="P58">1</text:p>
          </table:table-cell>
          <table:table-cell table:style-name="_31_-2-10.A1" office:value-type="string">
            <text:p text:style-name="P58">0</text:p>
          </table:table-cell>
          <table:table-cell table:style-name="_31_-2-10.A1" office:value-type="string">
            <text:p text:style-name="P58">0</text:p>
          </table:table-cell>
          <table:table-cell table:style-name="_31_-2-10.I16" office:value-type="string">
            <text:p text:style-name="P58">1</text:p>
          </table:table-cell>
          <table:table-cell table:style-name="_31_-2-10.A1" office:value-type="string">
            <text:p text:style-name="P58">1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E1" office:value-type="string">
            <text:p text:style-name="P54">1</text:p>
          </table:table-cell>
          <table:table-cell table:style-name="_31_-2-10.F15" office:value-type="string">
            <text:p text:style-name="P58">1</text:p>
          </table:table-cell>
          <table:table-cell table:style-name="_31_-2-10.A1" office:value-type="string">
            <text:p text:style-name="P58">0</text:p>
          </table:table-cell>
          <table:table-cell table:style-name="_31_-2-10.A1" office:value-type="string">
            <text:p text:style-name="P58">1</text:p>
          </table:table-cell>
          <table:table-cell table:style-name="_31_-2-10.I15" office:value-type="string">
            <text:p text:style-name="P58">1</text:p>
          </table:table-cell>
          <table:table-cell table:style-name="_31_-2-10.A1" office:value-type="string">
            <text:p text:style-name="P58">1</text:p>
          </table:table-cell>
        </table:table-row>
        <table:table-row table:style-name="_31_-2-10.1"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55">0</text:p>
          </table:table-cell>
          <table:table-cell table:style-name="_31_-2-10.F16" office:value-type="string">
            <text:p text:style-name="P60">1</text:p>
          </table:table-cell>
          <table:table-cell table:style-name="_31_-2-10.A1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I16" office:value-type="string">
            <text:p text:style-name="P60">0</text:p>
          </table:table-cell>
          <table:table-cell table:style-name="_31_-2-10.A1" office:value-type="string">
            <text:p text:style-name="P60">0</text:p>
          </table:table-cell>
        </table:table-row>
        <table:table-row table:style-name="_31_-2-10.1"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55">1</text:p>
          </table:table-cell>
          <table:table-cell table:style-name="_31_-2-10.F15" office:value-type="string">
            <text:p text:style-name="P60">1</text:p>
          </table:table-cell>
          <table:table-cell table:style-name="_31_-2-10.A1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I15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</table:table-row>
        <table:table-row table:style-name="_31_-2-10.1"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55">1</text:p>
          </table:table-cell>
          <table:table-cell table:style-name="_31_-2-10.F16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A1" office:value-type="string">
            <text:p text:style-name="P60">0</text:p>
          </table:table-cell>
          <table:table-cell table:style-name="_31_-2-10.I16" office:value-type="string">
            <text:p text:style-name="P60">1</text:p>
          </table:table-cell>
          <table:table-cell table:style-name="_31_-2-10.A1" office:value-type="string">
            <text:p text:style-name="P60">1</text:p>
          </table:table-cell>
        </table:table-row>
        <table:table-row table:style-name="_31_-2-10.1"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0</text:p>
          </table:table-cell>
          <table:table-cell table:style-name="_31_-2-10.A1" office:value-type="string">
            <text:p text:style-name="P5">1</text:p>
          </table:table-cell>
          <table:table-cell table:style-name="_31_-2-10.A1" office:value-type="string">
            <text:p text:style-name="P5">1</text:p>
          </table:table-cell>
          <table:table-cell table:style-name="_31_-2-10.E1" office:value-type="string">
            <text:p text:style-name="P55">1</text:p>
          </table:table-cell>
          <table:table-cell table:style-name="_31_-2-10.F15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A1" office:value-type="string">
            <text:p text:style-name="P60">0</text:p>
          </table:table-cell>
          <table:table-cell table:style-name="_31_-2-10.I15" office:value-type="string">
            <text:p text:style-name="P60">1</text:p>
          </table:table-cell>
          <table:table-cell table:style-name="_31_-2-10.A1" office:value-type="string">
            <text:p text:style-name="P60">1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0</text:p>
          </table:table-cell>
          <table:table-cell table:style-name="_31_-2-10.E1" office:value-type="string">
            <text:p text:style-name="P55">0</text:p>
          </table:table-cell>
          <table:table-cell table:style-name="_31_-2-10.F16" office:value-type="string">
            <text:p text:style-name="P60">0</text:p>
          </table:table-cell>
          <table:table-cell table:style-name="_31_-2-10.A1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I16" office:value-type="string">
            <text:p text:style-name="P60">0</text:p>
          </table:table-cell>
          <table:table-cell table:style-name="_31_-2-10.A1" office:value-type="string">
            <text:p text:style-name="P60">0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A1" office:value-type="string">
            <text:p text:style-name="P6">0</text:p>
          </table:table-cell>
          <table:table-cell table:style-name="_31_-2-10.E1" office:value-type="string">
            <text:p text:style-name="P55">0</text:p>
          </table:table-cell>
          <table:table-cell table:style-name="_31_-2-10.F15" office:value-type="string">
            <text:p text:style-name="P60">0</text:p>
          </table:table-cell>
          <table:table-cell table:style-name="_31_-2-10.A1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I15" office:value-type="string">
            <text:p text:style-name="P60">0</text:p>
          </table:table-cell>
          <table:table-cell table:style-name="_31_-2-10.A1" office:value-type="string">
            <text:p text:style-name="P60">0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E1" office:value-type="string">
            <text:p text:style-name="P55">0</text:p>
          </table:table-cell>
          <table:table-cell table:style-name="_31_-2-10.F16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A1" office:value-type="string">
            <text:p text:style-name="P60">0</text:p>
          </table:table-cell>
          <table:table-cell table:style-name="_31_-2-10.I16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</table:table-row>
        <table:table-row table:style-name="_31_-2-10.1"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1</text:p>
          </table:table-cell>
          <table:table-cell table:style-name="_31_-2-10.A1" office:value-type="string">
            <text:p text:style-name="P6">0</text:p>
          </table:table-cell>
          <table:table-cell table:style-name="_31_-2-10.E1" office:value-type="string">
            <text:p text:style-name="P55">0</text:p>
          </table:table-cell>
          <table:table-cell table:style-name="_31_-2-10.F17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  <table:table-cell table:style-name="_31_-2-10.A1" office:value-type="string">
            <text:p text:style-name="P60">0</text:p>
          </table:table-cell>
          <table:table-cell table:style-name="_31_-2-10.I17" office:value-type="string">
            <text:p text:style-name="P60">1</text:p>
          </table:table-cell>
          <table:table-cell table:style-name="_31_-2-10.A1" office:value-type="string">
            <text:p text:style-name="P60">0</text:p>
          </table:table-cell>
        </table:table-row>
      </table:table>
      <text:p text:style-name="P40"/>
      <text:p text:style-name="P51">11</text:p>
      <text:p text:style-name="P44">解:</text:p>
      <text:p text:style-name="P44">令 s 为 “路由器能向边缘系统发送分组”;</text:p>
      <text:p text:style-name="P44">令 a 为 “路由器支持新的地址空间”;</text:p>
      <text:p text:style-name="P44">令 i 为 “路由器安装最新版本的软件”;</text:p>
      <text:p text:style-name="P44"/>
      <text:p text:style-name="P44">路由器能向边缘系统发送分组仅当它支持新的地址空间 =&gt; s → a;</text:p>
      <text:p text:style-name="P45">路由器要能支持新的地址空间, 就必须安装最新版本的软件 a -<text:span text:style-name="T20">&gt;</text:span> i ;</text:p>
      <text:p text:style-name="P45">如果安装了最新版本的软件, 路由器就能向边缘系统发送分组 i → s;</text:p>
      <text:p text:style-name="P45">路由器不支持新的地址空间 !a</text:p>
      <text:p text:style-name="P45">令 A = (s → a) ^ <text:s/>(a ^ i) ^ (i → s) ^ !a</text:p>
      <text:p text:style-name="P45">其真值表如下:</text:p>
      <table:table table:name="1-2-11" table:style-name="_31_-2-11">
        <table:table-column table:style-name="_31_-2-11.A" table:number-columns-repeated="7"/>
        <table:table-column table:style-name="_31_-2-11.H"/>
        <table:table-row table:style-name="_31_-2-11.1">
          <table:table-cell table:style-name="_31_-2-11.A1" office:value-type="string">
            <text:p text:style-name="P7">s</text:p>
          </table:table-cell>
          <table:table-cell table:style-name="_31_-2-11.A1" office:value-type="string">
            <text:p text:style-name="P7">a</text:p>
          </table:table-cell>
          <table:table-cell table:style-name="_31_-2-11.A1" office:value-type="string">
            <text:p text:style-name="P7">i</text:p>
          </table:table-cell>
          <table:table-cell table:style-name="_31_-2-11.D1" office:value-type="string">
            <text:p text:style-name="P2">!<text:span text:style-name="T19">a</text:span></text:p>
          </table:table-cell>
          <table:table-cell table:style-name="_31_-2-11.D1" office:value-type="string">
            <text:p text:style-name="P7">s-&gt;a</text:p>
          </table:table-cell>
          <table:table-cell table:style-name="_31_-2-11.D1" office:value-type="string">
            <text:p text:style-name="P7">a ↔ i</text:p>
          </table:table-cell>
          <table:table-cell table:style-name="_31_-2-11.D1" office:value-type="string">
            <text:p text:style-name="P7">i → s</text:p>
          </table:table-cell>
          <table:table-cell table:style-name="_31_-2-11.A1" office:value-type="string">
            <text:p text:style-name="P7">A</text:p>
          </table:table-cell>
        </table:table-row>
        <table:table-row table:style-name="_31_-2-11.1">
          <table:table-cell table:style-name="_31_-2-11.A1" office:value-type="string">
            <text:p text:style-name="P7">0</text:p>
          </table:table-cell>
          <table:table-cell table:style-name="_31_-2-11.A1" office:value-type="string">
            <text:p text:style-name="P7">0</text:p>
          </table:table-cell>
          <table:table-cell table:style-name="_31_-2-11.A1" office:value-type="string">
            <text:p text:style-name="P7">0</text:p>
          </table:table-cell>
          <table:table-cell table:style-name="_31_-2-11.D1" office:value-type="string">
            <text:p text:style-name="P7">1</text:p>
          </table:table-cell>
          <table:table-cell table:style-name="_31_-2-11.D1" office:value-type="string">
            <text:p text:style-name="P7">1</text:p>
          </table:table-cell>
          <table:table-cell table:style-name="_31_-2-11.D1" office:value-type="string">
            <text:p text:style-name="P7">1</text:p>
          </table:table-cell>
          <table:table-cell table:style-name="_31_-2-11.D1" office:value-type="string">
            <text:p text:style-name="P7">1</text:p>
          </table:table-cell>
          <table:table-cell table:style-name="_31_-2-11.A1" office:value-type="string">
            <text:p text:style-name="P7">1</text:p>
          </table:table-cell>
        </table:table-row>
        <table:table-row table:style-name="_31_-2-11.1">
          <table:table-cell table:style-name="_31_-2-11.A1" office:value-type="string">
            <text:p text:style-name="P7">0</text:p>
          </table:table-cell>
          <table:table-cell table:style-name="_31_-2-11.A1" office:value-type="string">
            <text:p text:style-name="P7">0</text:p>
          </table:table-cell>
          <table:table-cell table:style-name="_31_-2-11.A1" office:value-type="string">
            <text:p text:style-name="P7">1</text:p>
          </table:table-cell>
          <table:table-cell table:style-name="_31_-2-11.D1" office:value-type="string">
            <text:p text:style-name="P7">1</text:p>
          </table:table-cell>
          <table:table-cell table:style-name="_31_-2-11.D1" office:value-type="string">
            <text:p text:style-name="P7">1</text:p>
          </table:table-cell>
          <table:table-cell table:style-name="_31_-2-11.D1" office:value-type="string">
            <text:p text:style-name="P7">0</text:p>
          </table:table-cell>
          <table:table-cell table:style-name="_31_-2-11.D1" office:value-type="string">
            <text:p text:style-name="P7">0</text:p>
          </table:table-cell>
          <table:table-cell table:style-name="_31_-2-11.A1" office:value-type="string">
            <text:p text:style-name="P7">0</text:p>
          </table:table-cell>
        </table:table-row>
        <table:table-row table:style-name="_31_-2-11.1">
          <table:table-cell table:style-name="_31_-2-11.A1" office:value-type="string">
            <text:p text:style-name="P7">0</text:p>
          </table:table-cell>
          <table:table-cell table:style-name="_31_-2-11.A1" office:value-type="string">
            <text:p text:style-name="P7">1</text:p>
          </table:table-cell>
          <table:table-cell table:style-name="_31_-2-11.A1" office:value-type="string">
            <text:p text:style-name="P7">0</text:p>
          </table:table-cell>
          <table:table-cell table:style-name="_31_-2-11.D1" office:value-type="string">
            <text:p text:style-name="P7">0</text:p>
          </table:table-cell>
          <table:table-cell table:style-name="_31_-2-11.D1" office:value-type="string">
            <text:p text:style-name="P7">1</text:p>
          </table:table-cell>
          <table:table-cell table:style-name="_31_-2-11.D1" office:value-type="string">
            <text:p text:style-name="P7">0</text:p>
          </table:table-cell>
          <table:table-cell table:style-name="_31_-2-11.D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</table:table-row>
        <table:table-row table:style-name="_31_-2-11.1"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</table:table-row>
        <table:table-row table:style-name="_31_-2-11.1"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</table:table-row>
        <table:table-row table:style-name="_31_-2-11.1"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  <table:table-cell table:style-name="_31_-2-11.A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</table:table-row>
        <table:table-row table:style-name="_31_-2-11.1"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</table:table-row>
        <table:table-row table:style-name="_31_-2-11.1"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1</text:p>
          </table:table-cell>
          <table:table-cell table:style-name="_31_-2-11.A1" office:value-type="string">
            <text:p text:style-name="P8">1</text:p>
          </table:table-cell>
          <table:table-cell table:style-name="_31_-2-11.D1" office:value-type="string">
            <text:p text:style-name="P8">0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D1" office:value-type="string">
            <text:p text:style-name="P8">1</text:p>
          </table:table-cell>
          <table:table-cell table:style-name="_31_-2-11.A1" office:value-type="string">
            <text:p text:style-name="P8">0</text:p>
          </table:table-cell>
        </table:table-row>
      </table:table>
      <text:p text:style-name="P45"/>
      <text:p text:style-name="P46">因此是一致的</text:p>
      <text:p text:style-name="P52">12</text:p>
      <text:p text:style-name="P47">令 l 为 “系统文件<text:span text:style-name="T22">未</text:span>加锁”;</text:p>
      <text:p text:style-name="P47">令 q 为 “新消息需要排队”;</text:p>
      <text:p text:style-name="P47">令 s 为 “系统正常运行”;</text:p>
      <text:p text:style-name="P47">令 b 为 “新消息送入消息缓冲区”</text:p>
      <text:p text:style-name="P47"/>
      <text:p text:style-name="P47">语句 “如果文件系统未加锁, 那么新消息就需要排队” =&gt; l → q;</text:p>
      <text:p text:style-name="P47">语句 “如果文件系统未加锁, 则系统正常运行, 反之亦然” =&gt; l ↔ s;</text:p>
      <text:p text:style-name="P47">语句 “如果新消息未排队, 就会送入消息缓冲区”=&gt; !q → b;</text:p>
      <text:p text:style-name="P47">语句 “如果文件系统未加锁, 那么新消息将会被送入消息缓冲区” =&gt; l → b;</text:p>
      <text:p text:style-name="P48">语句 “新消息不会被送入缓冲区” !b</text:p>
      <text:p text:style-name="P49"/>
      <text:p text:style-name="P49">A = (<text:span text:style-name="T21"> l → q</text:span>) ^ (<text:span text:style-name="T21">l ↔ s</text:span>) ^ (<text:span text:style-name="T21">!q → b</text:span>) ^ (<text:span text:style-name="T21"> l → b</text:span>) ^ !b;</text:p>
      <text:p text:style-name="P48">列出真值表</text:p>
      <table:table table:name="1-12" table:style-name="_31_-12">
        <table:table-column table:style-name="_31_-12.A" table:number-columns-repeated="5"/>
        <table:table-column table:style-name="_31_-12.F"/>
        <table:table-column table:style-name="_31_-12.A" table:number-columns-repeated="4"/>
        <table:table-column table:style-name="_31_-12.K"/>
        <table:table-row table:style-name="_31_-12.1">
          <table:table-cell table:style-name="_31_-12.A1" office:value-type="string">
            <text:p text:style-name="P9">l</text:p>
          </table:table-cell>
          <table:table-cell table:style-name="_31_-12.A1" office:value-type="string">
            <text:p text:style-name="P9">q</text:p>
          </table:table-cell>
          <table:table-cell table:style-name="_31_-12.A1" office:value-type="string">
            <text:p text:style-name="P9">s</text:p>
          </table:table-cell>
          <table:table-cell table:style-name="_31_-12.A1" office:value-type="string">
            <text:p text:style-name="P9">b</text:p>
          </table:table-cell>
          <table:table-cell table:style-name="_31_-12.E1" office:value-type="string">
            <text:p text:style-name="P9">l → q</text:p>
          </table:table-cell>
          <table:table-cell table:style-name="_31_-12.E1" office:value-type="string">
            <text:p text:style-name="P9">l↔ s</text:p>
          </table:table-cell>
          <table:table-cell table:style-name="_31_-12.A1" office:value-type="string">
            <text:p text:style-name="P2">!<text:span text:style-name="T23">q</text:span></text:p>
          </table:table-cell>
          <table:table-cell table:style-name="_31_-12.E1" office:value-type="string">
            <text:p text:style-name="P10">!<text:span text:style-name="T23">q → b</text:span></text:p>
          </table:table-cell>
          <table:table-cell table:style-name="_31_-12.E1" office:value-type="string">
            <text:p text:style-name="P11">l → b</text:p>
          </table:table-cell>
          <table:table-cell table:style-name="_31_-12.E1" office:value-type="string">
            <text:p text:style-name="P10">!<text:span text:style-name="T23">b</text:span></text:p>
          </table:table-cell>
          <table:table-cell table:style-name="_31_-12.A1" office:value-type="string">
            <text:p text:style-name="P9">A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0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0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0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0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A1" office:value-type="string">
            <text:p text:style-name="P9">1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0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9">1</text:p>
          </table:table-cell>
          <table:table-cell table:style-name="_31_-12.E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0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9">0</text:p>
          </table:table-cell>
          <table:table-cell table:style-name="_31_-12.E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0</text:p>
          </table:table-cell>
          <table:table-cell table:style-name="_31_-12.E1" office:value-type="string">
            <text:p text:style-name="P11">0</text:p>
          </table:table-cell>
          <table:table-cell table:style-name="_31_-12.E1" office:value-type="string">
            <text:p text:style-name="P11">1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9">0</text:p>
          </table:table-cell>
          <table:table-cell table:style-name="_31_-12.E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0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E1" office:value-type="string">
            <text:p text:style-name="P9">0</text:p>
          </table:table-cell>
          <table:table-cell table:style-name="_31_-12.E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0</text:p>
          </table:table-cell>
          <table:table-cell table:style-name="_31_-12.E1" office:value-type="string">
            <text:p text:style-name="P11">0</text:p>
          </table:table-cell>
          <table:table-cell table:style-name="_31_-12.E1" office:value-type="string">
            <text:p text:style-name="P11">1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0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9">0</text:p>
          </table:table-cell>
          <table:table-cell table:style-name="_31_-12.E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1</text:p>
          </table:table-cell>
          <table:table-cell table:style-name="_31_-12.E1" office:value-type="string">
            <text:p text:style-name="P11">0</text:p>
          </table:table-cell>
          <table:table-cell table:style-name="_31_-12.A1" office:value-type="string">
            <text:p text:style-name="P9">0</text:p>
          </table:table-cell>
        </table:table-row>
        <table:table-row table:style-name="_31_-12.1"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9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E1" office:value-type="string">
            <text:p text:style-name="P12">1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1</text:p>
          </table:table-cell>
          <table:table-cell table:style-name="_31_-12.E1" office:value-type="string">
            <text:p text:style-name="P12">0</text:p>
          </table:table-cell>
          <table:table-cell table:style-name="_31_-12.A1" office:value-type="string">
            <text:p text:style-name="P13">0</text:p>
          </table:table-cell>
        </table:table-row>
      </table:table>
      <text:p text:style-name="P48"/>
      <text:p text:style-name="P49"/>
      <text:p text:style-name="P84">13</text:p>
      <text:p text:style-name="P63">解: </text:p>
      <text:p text:style-name="P63"><text:span text:style-name="T31">1) 查找新泽西州海滩的搜索: NEW AND JERSEY AND BRANCH</text:span></text:p>
      <text:p text:style-name="P64">2) 查找泽西岛海滩的搜索 JERSEY AND BRANC<text:span text:style-name="T32">H</text:span> – <text:span text:style-name="T33">(或者使用 NOT)</text:span> NEW</text:p>
      <text:p text:style-name="P64"/>
      <text:p text:style-name="P65">14</text:p>
      <text:p text:style-name="P65">解:</text:p>
      <text:p text:style-name="P65">1) 查找西佛吉尼亚徒步旅行网页: WEST AND VIRGINIA AND HIKING</text:p>
      <text:p text:style-name="P66">2) 查找佛吉尼亚徒步旅行网页: VIRGINIA AND HIKING - <text:span text:style-name="T33">(或者使用 NOT)</text:span> WEST</text:p>
      <text:p text:style-name="P66"/>
      <text:p text:style-name="P67">15</text:p>
      <text:p text:style-name="P68">解:</text:p>
      <text:p text:style-name="P68">查找位于纽约州或者新泽西州的埃塞俄比亚餐厅</text:p>
      <text:p text:style-name="P68">((NEW AND YORK) OR (NEW AND JERSEY)) AND ETHIOPIAN AND RESTAURANT</text:p>
      <text:p text:style-name="P64"/>
      <text:p text:style-name="P69">16</text:p>
      <text:p text:style-name="P69">解:</text:p>
      <text:p text:style-name="P69">查找男士鞋或非工作用鞋</text:p>
      <text:p text:style-name="P69">(MEN AND SHOES) OR (BOOTS NOT “WORKING USE”) ??</text:p>
      <text:p text:style-name="P69"/>
      <text:p text:style-name="P70">17</text:p>
      <text:p text:style-name="P70">令命题 Pn (n = 1, 2, 3) <text:s/></text:p>
      <text:p text:style-name="P70">P1表示命题第一个箱子有宝藏;</text:p>
      <text:p text:style-name="P70">P2 表示命题第二个箱子有宝藏;</text:p>
      <text:p text:style-name="P70">P3 表示命题第三个箱子有宝藏;</text:p>
      <text:p text:style-name="P70"/>
      <text:p text:style-name="P71">提示<text:span text:style-name="T35">1</text:span> “宝藏在第三个箱子中”</text:p>
      <text:p text:style-name="P71">提示2 “宝藏在第一个箱子中”</text:p>
      <text:p text:style-name="P71">提示 <text:span text:style-name="T35">3 “这个箱子是空的”</text:span></text:p>
      <text:p text:style-name="P71"/>
      <text:p text:style-name="P71"><text:span text:style-name="T35">a) 所有提示都是假的</text:span></text:p>
      <text:p text:style-name="P71"><text:soft-page-break/>解:</text:p>
      <text:p text:style-name="P72">那么考察提示<text:span text:style-name="T36">3, 如果提示 3 是假的话, 那么第三个箱子就是藏有宝藏了, 因此提示 1 “宝藏在第三个箱子中”真值为真, 与皇后的话语相矛盾, 因此 a) 是相悖的</text:span></text:p>
      <text:p text:style-name="P72"/>
      <text:p text:style-name="P73">b) 恰好有一个提示是真的</text:p>
      <text:p text:style-name="P74">将皇后的提示翻译成命题逻辑分别为: P3, P1, !P3</text:p>
      <text:p text:style-name="P74">皇后的提示可以翻译为</text:p>
      <text:p text:style-name="P74">A = <text:span text:style-name="T37">(P3 ^ !P1 ^ !!P3) V (!P3 ^ P1 ^ !!P3) V (!P3 ^ !P1 ^ !P3)</text:span></text:p>
      <text:p text:style-name="P74"><text:s text:c="2"/><text:span text:style-name="T38">= (P3 ^ !P1) </text:span><text:span text:style-name="T39">V (!P3 ^ !P1)</text:span></text:p>
      <text:p text:style-name="P74"><text:s text:c="2"/><text:span text:style-name="T39">= (P3 V !P3) ^ !P1</text:span></text:p>
      <text:p text:style-name="P74"><text:s text:c="2"/><text:span text:style-name="T39">= !P1</text:span></text:p>
      <text:p text:style-name="P74">由此可以得出 <text:span text:style-name="T40">P1 的真值为假, 此时剩下提示1 以及提示3, 无法辨别提示</text:span><text:span text:style-name="T41">1和提示 3 的正确性, 因此宝藏的位置不可知</text:span></text:p>
      <text:p text:style-name="P74"/>
      <text:p text:style-name="P76">c) 恰好有两个提示是真的</text:p>
      <text:p text:style-name="P75">解:</text:p>
      <text:p text:style-name="P75">将皇后的提示翻译成命题逻辑分别为: P3, P1, !P3</text:p>
      <text:p text:style-name="P77">A = <text:s/>(P3 ^ P1 ^ !!P3) V (P3 ^ !P1 ^ !P3) V (!P3 ^ P1 ^ !P3)</text:p>
      <text:p text:style-name="P77"><text:s text:c="2"/>= (P3 ^ P1) V (P1 ^ !P3)</text:p>
      <text:p text:style-name="P77"><text:s text:c="2"/>= P1 ^ (P3 V !P3)</text:p>
      <text:p text:style-name="P77"><text:s text:c="2"/>= P1</text:p>
      <text:p text:style-name="P77">此时可以知道提示 P1 真值为真, 即第二个箱子的提示 “<text:span text:style-name="T34">宝藏在第一个箱子中</text:span>”为真, 提示1 “<text:span text:style-name="T34">宝藏在第三个箱子中</text:span>”真值为假, 提示 3 “<text:span text:style-name="T35">这个箱子是空的</text:span>” 真值为真;</text:p>
      <text:p text:style-name="P77"/>
      <text:p text:style-name="P77">d) 三个提示全部为真</text:p>
      <text:p text:style-name="P77">解: 提示 1 与提示 3 互斥, 因此必定有一个为假, 与 “三个提示全部为真” 矛盾.</text:p>
      <text:p text:style-name="P77"/>
      <text:p text:style-name="P85">18</text:p>
      <text:p text:style-name="P77">令命题 <text:span text:style-name="T42">Pn (n = 1, 2, 3)</text:span></text:p>
      <text:p text:style-name="P78">P1 命题为 宝藏在第一个箱子里;</text:p>
      <text:p text:style-name="P78">P2 命题为 宝藏在第二个箱子里;</text:p>
      <text:p text:style-name="P78">P3 命题为 宝藏在第三个箱子里;</text:p>
      <text:p text:style-name="P78"/>
      <text:p text:style-name="P78">提示1 “这个箱子是空的”</text:p>
      <text:p text:style-name="P78">提示2 “第一个箱子中有宝藏”</text:p>
      <text:p text:style-name="P78">提示 3 “第二个箱子中有宝藏”</text:p>
      <text:p text:style-name="P78"/>
      <text:p text:style-name="P79">a) 所有提示都是假的</text:p>
      <text:p text:style-name="P79">解: 皇后不能这么说, 因为提示1与提示2是互斥的, 因此其一必定为真, 与 “所有提示都是假的”矛盾</text:p>
      <text:p text:style-name="P79"/>
      <text:p text:style-name="P79">b) 恰好有一个提示是真的</text:p>
      <text:p text:style-name="P79">将皇后的命题翻译成命题逻辑为 !<text:span text:style-name="T43">P1, P1, P2</text:span></text:p>
      <text:p text:style-name="P81">A = (!P1 ^ !P1 ^ !P2) V (!!P1 ^ P1 ^ !P2) V (!!P1 ^ !P1 ^ P2)</text:p>
      <text:p text:style-name="P81"><text:s text:c="2"/>= (!P1 ^ !P2) V (P1 ^ !P2)</text:p>
      <text:p text:style-name="P81"><text:s text:c="2"/>= !P2 ^ (P1 V P1)</text:p>
      <text:p text:style-name="P81"><text:s text:c="2"/>= !P2</text:p>
      <text:p text:style-name="P81">第二个箱子没有宝藏, 因此只有第一个箱子, 第二个箱子有宝藏</text:p>
      <text:p text:style-name="P81"/>
      <text:p text:style-name="P82">c) 恰好有两个提示是真的</text:p>
      <text:p text:style-name="P80">将皇后的命题翻译成命题逻辑为 !<text:span text:style-name="T43">P1, P1, P2</text:span></text:p>
      <text:p text:style-name="P82">A = (!P1 ^ P1 ^ !P2) V (!P ^ !P1 ^ !P2) V (P1 ^ P1 ^ P2)</text:p>
      <text:p text:style-name="P82"><text:s text:c="2"/>= (!P ^ !P2) V (P1 ^ P2)</text:p>
      <text:p text:style-name="P82">此时 P1 P2 同为真,　即提示 “<text:span text:style-name="T42">第一个箱子中有宝藏</text:span>”为真, “<text:span text:style-name="T42">第二个箱子中有宝藏</text:span>”为真,　宝藏在第1, 第2 个箱子里</text:p>
      <text:p text:style-name="P86">19</text:p>
      <text:p text:style-name="P83">解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12-10T01:18:26.452000000</dc:date>
    <meta:editing-duration>PT3H18M43S</meta:editing-duration>
    <meta:editing-cycles>76</meta:editing-cycles>
    <meta:document-statistic meta:table-count="4" meta:image-count="0" meta:object-count="0" meta:page-count="9" meta:paragraph-count="739" meta:word-count="2516" meta:character-count="3656" meta:non-whitespace-character-count="3046"/>
  </office:meta>
</office:document-meta>
</file>